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5403f" officeooo:paragraph-rsid="0015403f"/>
    </style:style>
    <style:style style:name="P2" style:family="paragraph" style:parent-style-name="Standard">
      <style:text-properties officeooo:rsid="001685ad" officeooo:paragraph-rsid="001685ad"/>
    </style:style>
    <style:style style:name="P3" style:family="paragraph" style:parent-style-name="Standard">
      <style:text-properties fo:font-size="14pt" fo:font-weight="bold" officeooo:rsid="0015403f" officeooo:paragraph-rsid="0015403f" style:font-weight-asian="bold" style:font-weight-complex="bold"/>
    </style:style>
    <style:style style:name="P4" style:family="paragraph" style:parent-style-name="Standard">
      <style:text-properties officeooo:rsid="00178e1a" officeooo:paragraph-rsid="00178e1a"/>
    </style:style>
    <style:style style:name="P5" style:family="paragraph" style:parent-style-name="Standard">
      <style:text-properties fo:font-weight="bold" officeooo:rsid="0015403f" officeooo:paragraph-rsid="0015403f" style:font-weight-asian="bold" style:font-weight-complex="bold"/>
    </style:style>
    <style:style style:name="P6" style:family="paragraph" style:parent-style-name="Standard">
      <style:text-properties fo:font-weight="bold" officeooo:rsid="00178e1a" officeooo:paragraph-rsid="00178e1a" style:font-weight-asian="bold" style:font-weight-complex="bold"/>
    </style:style>
    <style:style style:name="P7" style:family="paragraph" style:parent-style-name="Standard" style:list-style-name="L1">
      <style:text-properties officeooo:rsid="00187677" officeooo:paragraph-rsid="00187677"/>
    </style:style>
    <style:style style:name="P8" style:family="paragraph" style:parent-style-name="Standard">
      <style:text-properties officeooo:rsid="00187677" officeooo:paragraph-rsid="00187677"/>
    </style:style>
    <style:style style:name="P9" style:family="paragraph" style:parent-style-name="Standard">
      <style:text-properties officeooo:rsid="001c7b08" officeooo:paragraph-rsid="001c7b08"/>
    </style:style>
    <style:style style:name="P10" style:family="paragraph" style:parent-style-name="Standard" style:list-style-name="L2">
      <style:text-properties officeooo:rsid="001c7b08" officeooo:paragraph-rsid="001c7b08"/>
    </style:style>
    <style:style style:name="P11" style:family="paragraph" style:parent-style-name="Standard" style:list-style-name="L4">
      <style:text-properties officeooo:rsid="001c7b08" officeooo:paragraph-rsid="001c7b08"/>
    </style:style>
    <style:style style:name="P12" style:family="paragraph" style:parent-style-name="Standard" style:list-style-name="L4">
      <style:text-properties officeooo:rsid="001d59b7" officeooo:paragraph-rsid="001c7b08"/>
    </style:style>
    <style:style style:name="P13" style:family="paragraph" style:parent-style-name="Standard" style:list-style-name="L4">
      <style:text-properties officeooo:rsid="001d59b7" officeooo:paragraph-rsid="001d59b7"/>
    </style:style>
    <style:style style:name="P14" style:family="paragraph" style:parent-style-name="Standard" style:list-style-name="L4">
      <style:text-properties officeooo:rsid="001d59b7" officeooo:paragraph-rsid="001e4f00"/>
    </style:style>
    <style:style style:name="P15" style:family="paragraph" style:parent-style-name="Standard" style:list-style-name="L4">
      <style:text-properties officeooo:rsid="001e4f00" officeooo:paragraph-rsid="001e4f00"/>
    </style:style>
    <style:style style:name="P16" style:family="paragraph" style:parent-style-name="Standard">
      <style:text-properties officeooo:rsid="001e4f00" officeooo:paragraph-rsid="001e4f00"/>
    </style:style>
    <style:style style:name="P17" style:family="paragraph" style:parent-style-name="Standard" style:list-style-name="L2">
      <style:text-properties officeooo:rsid="001e4f00" officeooo:paragraph-rsid="001e4f00"/>
    </style:style>
    <style:style style:name="T1" style:family="text">
      <style:text-properties style:font-name="Liberation Serif1" officeooo:rsid="001e4f00" style:font-name-asian="Liberation Serif1" style:font-name-complex="Liberation Serif1"/>
    </style:style>
    <style:style style:name="T2" style:family="text">
      <style:text-properties officeooo:rsid="001e4f0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tep 4: Protest years</text:p>
      <text:p text:style-name="P1"/>
      <text:p text:style-name="P5">Doc 8: A protest symbol</text:p>
      <text:p text:style-name="P2">The British artist Gerald Holtom created a logo basing himself on semaphore letters which is a system of flags to send informations from one boat to another.</text:p>
      <text:p text:style-name="P4">The letters N and D were used to symbolize Nuclear Disarmament, then it became the symbol of Peace and Love.</text:p>
      <text:p text:style-name="P4">The hippies held it to show they were against war.</text:p>
      <text:p text:style-name="P4"/>
      <text:p text:style-name="P4"/>
      <text:p text:style-name="P6">Doc 9: Universal Soldier, by Donovan</text:p>
      <text:p text:style-name="P4">Different themes of that song:</text:p>
      <text:list xml:id="list2889109593231755946" text:style-name="L1">
        <text:list-item>
          <text:p text:style-name="P7">Religion</text:p>
        </text:list-item>
        <text:list-item>
          <text:p text:style-name="P7">War</text:p>
        </text:list-item>
        <text:list-item>
          <text:p text:style-name="P7">Historical references</text:p>
        </text:list-item>
      </text:list>
      <text:p text:style-name="P8"/>
      <text:p text:style-name="P9">In different stanzas:</text:p>
      <text:list xml:id="list4239443821957077161" text:style-name="L4">
        <text:list-item>
          <text:p text:style-name="P11">- <text:s/>Global definition of a soldier</text:p>
        </text:list-item>
        <text:list-item>
          <text:p text:style-name="P11">- <text:s/>Multiculturalism / Religion</text:p>
        </text:list-item>
        <text:list-item>
          <text:p text:style-name="P11">- <text:s/>Whatever the nationality</text:p>
        </text:list-item>
        <text:list-item>
          <text:p text:style-name="P12"><text:span text:style-name="T1">┐</text:span><text:span text:style-name="T2">Freedom / Whatever he fights for</text:span></text:p>
        </text:list-item>
        <text:list-item>
          <text:p text:style-name="P14"><text:span text:style-name="T1">┘</text:span>Role expected from a soldier</text:p>
        </text:list-item>
        <text:list-item>
          <text:p text:style-name="P13">- <text:s/>Soldiers necessary to conduct a war</text:p>
          <text:list>
            <text:list-header>
              <text:p text:style-name="P13">→ becoming martyrs</text:p>
            </text:list-header>
          </text:list>
        </text:list-item>
        <text:list-item>
          <text:p text:style-name="P15">- <text:s/>Stanza to make potential soldiers realize what they’ll have to face on a battlefield</text:p>
        </text:list-item>
      </text:list>
      <text:p text:style-name="P8"/>
      <text:p text:style-name="P16">This song is an antiwar anthem for the activist movements against Vietnam.</text:p>
      <text:p text:style-name="P16">Donovan’s version of universe and soldier remains one of the most significant antiwar of the 60s.</text:p>
      <text:p text:style-name="P8"/>
      <text:p text:style-name="P8"/>
      <text:p text:style-name="P9">Lexique :</text:p>
      <text:list xml:id="list4891104633772551942" text:style-name="L2">
        <text:list-item>
          <text:p text:style-name="P10">Stanza = couplet</text:p>
        </text:list-item>
        <text:list-item>
          <text:p text:style-name="P10">Chorus = refrain</text:p>
        </text:list-item>
        <text:list-item>
          <text:p text:style-name="P17">Anthem = un hymne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7T15:13:05.691000000</meta:creation-date>
    <dc:date>2019-01-10T14:42:36.813000000</dc:date>
    <meta:editing-duration>PT18M39S</meta:editing-duration>
    <meta:editing-cycles>2</meta:editing-cycles>
    <meta:generator>LibreOffice/5.1.6.2$Windows_x86 LibreOffice_project/07ac168c60a517dba0f0d7bc7540f5afa45f0909</meta:generator>
    <meta:document-statistic meta:table-count="0" meta:image-count="0" meta:object-count="0" meta:page-count="1" meta:paragraph-count="25" meta:word-count="187" meta:character-count="1022" meta:non-whitespace-character-count="868"/>
  </office:meta>
</office:document-meta>
</file>